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olutions</text:p>
          </table:table-cell>
          <table:table-cell office:value-type="string" table:style-name="ce1">
            <text:p>Total test cases</text:p>
          </table:table-cell>
          <table:table-cell office:value-type="string" table:style-name="ce1">
            <text:p>PASSED</text:p>
          </table:table-cell>
          <table:table-cell office:value-type="string" table:style-name="ce1">
            <text:p>FAILED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PEN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lution1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lution2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lution3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lution4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lution5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lution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lution7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530</meta:generator>
    <meta:initial-creator>Durgesh Singh</meta:initial-creator>
    <dc:creator>Durgesh Singh</dc:creator>
    <meta:creation-date>2026-01-24T17:07:55Z</meta:creation-date>
    <dc:date>2026-01-24T17:15:21Z</dc:date>
  </office:meta>
</office:document-meta>
</file>